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5D000000F943ED5B18.png"/>
  <manifest:file-entry manifest:media-type="image/png" manifest:full-path="Pictures/1000020100000199000000E1938ACCDB.png"/>
  <manifest:file-entry manifest:media-type="image/png" manifest:full-path="Pictures/10000201000002AC000001891AA83DBF.png"/>
  <manifest:file-entry manifest:media-type="image/png" manifest:full-path="Pictures/100002010000032B000001B21A96A0F2.png"/>
  <manifest:file-entry manifest:media-type="image/png" manifest:full-path="Pictures/100002010000022D0000018F64D6DC08.png"/>
  <manifest:file-entry manifest:media-type="image/png" manifest:full-path="Pictures/10000201000003250000019CE99927C8.png"/>
  <manifest:file-entry manifest:media-type="image/png" manifest:full-path="Pictures/10000201000001500000006550E691DE.png"/>
  <manifest:file-entry manifest:media-type="image/png" manifest:full-path="Pictures/10000201000003470000017BC95DE419.png"/>
  <manifest:file-entry manifest:media-type="image/png" manifest:full-path="Pictures/10000201000003EF0000016E341EF357.png"/>
  <manifest:file-entry manifest:media-type="image/png" manifest:full-path="Pictures/10000201000001AF000001B1E38C45D8.png"/>
  <manifest:file-entry manifest:media-type="image/png" manifest:full-path="Pictures/10000201000001A7000001B8386F3EF7.png"/>
  <manifest:file-entry manifest:media-type="image/png" manifest:full-path="Pictures/10000201000002C2000001BCC648F55F.png"/>
  <manifest:file-entry manifest:media-type="image/png" manifest:full-path="Pictures/10000201000000D7000000FF460E6CF0.png"/>
  <manifest:file-entry manifest:media-type="image/png" manifest:full-path="Pictures/10000201000000EB000000F3022BDE51.png"/>
  <manifest:file-entry manifest:media-type="image/png" manifest:full-path="Pictures/1000020100000118000000EF50CFC146.png"/>
  <manifest:file-entry manifest:media-type="image/png" manifest:full-path="Pictures/1000020100000383000001947A56112B.png"/>
  <manifest:file-entry manifest:media-type="image/png" manifest:full-path="Pictures/100002010000023A000000E1DC26E9B7.png"/>
  <manifest:file-entry manifest:media-type="image/png" manifest:full-path="Pictures/10000201000001FF000000E889F47640.png"/>
  <manifest:file-entry manifest:media-type="image/png" manifest:full-path="Pictures/10000201000002790000017BA399E4C0.png"/>
  <manifest:file-entry manifest:media-type="image/png" manifest:full-path="Pictures/10000201000001FF000001B288A43965.png"/>
  <manifest:file-entry manifest:media-type="image/png" manifest:full-path="Pictures/100002010000017300000063FF65FD37.png"/>
  <manifest:file-entry manifest:media-type="image/png" manifest:full-path="Pictures/100002010000018B0000010FCDAFC9C8.png"/>
  <manifest:file-entry manifest:media-type="image/png" manifest:full-path="Pictures/100002010000019D000000E6F59D7A5E.png"/>
  <manifest:file-entry manifest:media-type="image/png" manifest:full-path="Pictures/1000020100000499000001B26751B465.png"/>
  <manifest:file-entry manifest:media-type="image/png" manifest:full-path="Pictures/100002010000031B000001A54F9F4BFA.png"/>
  <manifest:file-entry manifest:media-type="image/png" manifest:full-path="Pictures/10000201000001D5000001977EDE8340.png"/>
  <manifest:file-entry manifest:media-type="image/png" manifest:full-path="Pictures/10000000000002E8000001E95CD46549.png"/>
  <manifest:file-entry manifest:media-type="image/png" manifest:full-path="Pictures/100002010000019A000001A2B54674A4.png"/>
  <manifest:file-entry manifest:media-type="image/png" manifest:full-path="Pictures/10000201000001C8000000D996D2B60B.png"/>
  <manifest:file-entry manifest:media-type="image/png" manifest:full-path="Pictures/10000201000001A600000111C59869DA.png"/>
  <manifest:file-entry manifest:media-type="image/png" manifest:full-path="Pictures/10000201000002A10000014138297E93.png"/>
  <manifest:file-entry manifest:media-type="image/png" manifest:full-path="Pictures/100002010000031D000001BA1C17A2D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Roboto Variable" svg:font-family="'Roboto Variable', Roboto, 'Helvetica Neue', Helvetica, sans-serif"/>
    <style:font-face style:name="inherit" svg:font-family="inherit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7cm" svg:height="11.172cm" draw:z-index="0"><draw:image xlink:href="Pictures/10000000000002E8000001E95CD46549.png" xlink:type="simple" xlink:show="embed" xlink:actuate="onLoad"/></draw:frame></text:p>
      <text:p text:style-name="Standard"><draw:frame draw:style-name="fr1" draw:name="graphics3" text:anchor-type="paragraph" svg:width="17cm" svg:height="9.426cm" draw:z-index="2"><draw:image xlink:href="Pictures/100002010000031D000001BA1C17A2DA.png" xlink:type="simple" xlink:show="embed" xlink:actuate="onLoad"/></draw:frame></text:p>
      <text:p text:style-name="Standard"><draw:frame draw:style-name="fr2" draw:name="graphics2" text:anchor-type="paragraph" svg:width="17cm" svg:height="8.701cm" draw:z-index="1"><draw:image xlink:href="Pictures/10000201000003250000019CE99927C8.png" xlink:type="simple" xlink:show="embed" xlink:actuate="onLoad"/></draw:frame></text:p>
      <text:p text:style-name="Standard"><draw:frame draw:style-name="fr4" draw:name="graphics5" text:anchor-type="paragraph" svg:width="12.411cm" svg:height="10.77cm" draw:z-index="4"><draw:image xlink:href="Pictures/10000201000001D5000001977EDE8340.png" xlink:type="simple" xlink:show="embed" xlink:actuate="onLoad"/></draw:frame><text:soft-page-break/></text:p>
      <text:p text:style-name="Standard"><draw:frame draw:style-name="fr3" draw:name="graphics4" text:anchor-type="paragraph" svg:width="14.739cm" svg:height="10.559cm" draw:z-index="3"><draw:image xlink:href="Pictures/100002010000022D0000018F64D6DC08.png" xlink:type="simple" xlink:show="embed" xlink:actuate="onLoad"/></draw:frame></text:p>
      <text:p text:style-name="Standard"/>
      <text:p text:style-name="Standard"><text:soft-page-break/></text:p>
      <text:p text:style-name="Standard"/>
      <text:p text:style-name="Standard"><draw:frame draw:style-name="fr5" draw:name="graphics6" text:anchor-type="paragraph" svg:x="0cm" svg:y="1.54cm" svg:width="17cm" svg:height="10.691cm" draw:z-index="5"><draw:image xlink:href="Pictures/10000201000002C2000001BCC648F55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draw:frame draw:style-name="fr5" draw:name="graphics7" text:anchor-type="paragraph" svg:x="0cm" svg:y="0cm" svg:width="17cm" svg:height="9.003cm" draw:z-index="6"><draw:image xlink:href="Pictures/100002010000031B000001A54F9F4BFA.png" xlink:type="simple" xlink:show="embed" xlink:actuate="onLoad"/></draw:frame></text:p>
      <text:p text:style-name="Standard"><draw:frame draw:style-name="fr2" draw:name="graphics8" text:anchor-type="paragraph" svg:width="17cm" svg:height="6.269cm" draw:z-index="7"><draw:image xlink:href="Pictures/1000020100000499000001B26751B465.png" xlink:type="simple" xlink:show="embed" xlink:actuate="onLoad"/></draw:frame></text:p>
      <text:p text:style-name="Standard"><draw:frame draw:style-name="fr1" draw:name="graphics9" text:anchor-type="paragraph" svg:width="17cm" svg:height="9.098cm" draw:z-index="8"><draw:image xlink:href="Pictures/100002010000032B000001B21A96A0F2.png" xlink:type="simple" xlink:show="embed" xlink:actuate="onLoad"/></draw:frame><text:soft-page-break/></text:p>
      <text:p text:style-name="Standard"><draw:frame draw:style-name="fr3" draw:name="graphics10" text:anchor-type="paragraph" svg:width="11.194cm" svg:height="11.643cm" draw:z-index="9"><draw:image xlink:href="Pictures/10000201000001A7000001B8386F3EF7.png" xlink:type="simple" xlink:show="embed" xlink:actuate="onLoad"/></draw:frame></text:p>
      <text:p text:style-name="Standard"/>
      <text:p text:style-name="Standard"><draw:frame draw:style-name="fr2" draw:name="graphics11" text:anchor-type="paragraph" svg:width="17cm" svg:height="9.767cm" draw:z-index="10"><draw:image xlink:href="Pictures/10000201000002AC000001891AA83DBF.png" xlink:type="simple" xlink:show="embed" xlink:actuate="onLoad"/></draw:frame><text:soft-page-break/></text:p>
      <text:p text:style-name="Standard"><draw:frame draw:style-name="fr3" draw:name="graphics12" text:anchor-type="paragraph" svg:width="11.405cm" svg:height="11.458cm" draw:z-index="11"><draw:image xlink:href="Pictures/10000201000001AF000001B1E38C45D8.png" xlink:type="simple" xlink:show="embed" xlink:actuate="onLoad"/></draw:frame></text:p>
      <text:p text:style-name="Standard"><draw:frame draw:style-name="fr4" draw:name="graphics13" text:anchor-type="paragraph" svg:width="13.522cm" svg:height="11.485cm" draw:z-index="12"><draw:image xlink:href="Pictures/10000201000001FF000001B288A43965.png" xlink:type="simple" xlink:show="embed" xlink:actuate="onLoad"/></draw:frame><text:soft-page-break/></text:p>
      <text:p text:style-name="Standard"/>
      <text:p text:style-name="Standard"><draw:frame draw:style-name="fr1" draw:name="graphics14" text:anchor-type="paragraph" svg:width="17cm" svg:height="8.107cm" draw:z-index="13"><draw:image xlink:href="Pictures/10000201000002A10000014138297E93.png" xlink:type="simple" xlink:show="embed" xlink:actuate="onLoad"/></draw:frame></text:p>
      <text:p text:style-name="Standard"><draw:frame draw:style-name="fr1" draw:name="graphics15" text:anchor-type="paragraph" svg:width="17cm" svg:height="6.179cm" draw:z-index="14"><draw:image xlink:href="Pictures/10000201000003EF0000016E341EF357.png" xlink:type="simple" xlink:show="embed" xlink:actuate="onLoad"/></draw:frame><text:soft-page-break/></text:p>
      <text:p text:style-name="Standard"><draw:frame draw:style-name="fr3" draw:name="graphics16" text:anchor-type="paragraph" svg:width="16.75cm" svg:height="10.029cm" draw:z-index="15"><draw:image xlink:href="Pictures/10000201000002790000017BA399E4C0.png" xlink:type="simple" xlink:show="embed" xlink:actuate="onLoad"/></draw:frame></text:p>
      <text:p text:style-name="Standard"><draw:frame draw:style-name="fr1" draw:name="graphics17" text:anchor-type="paragraph" svg:width="17cm" svg:height="7.638cm" draw:z-index="16"><draw:image xlink:href="Pictures/1000020100000383000001947A56112B.png" xlink:type="simple" xlink:show="embed" xlink:actuate="onLoad"/></draw:frame></text:p>
      <text:p text:style-name="Standard"><text:soft-page-break/></text:p>
      <text:p text:style-name="Standard"><draw:frame draw:style-name="fr1" draw:name="graphics18" text:anchor-type="paragraph" svg:width="17cm" svg:height="7.68cm" draw:z-index="17"><draw:image xlink:href="Pictures/10000201000003470000017BC95DE419.png" xlink:type="simple" xlink:show="embed" xlink:actuate="onLoad"/></draw:frame></text:p>
      <text:p text:style-name="Standard"><draw:frame draw:style-name="fr3" draw:name="graphics19" text:anchor-type="paragraph" svg:width="7.408cm" svg:height="6.324cm" draw:z-index="18"><draw:image xlink:href="Pictures/1000020100000118000000EF50CFC146.png" xlink:type="simple" xlink:show="embed" xlink:actuate="onLoad"/></draw:frame></text:p>
      <text:p text:style-name="Standard"><draw:frame draw:style-name="fr3" draw:name="graphics20" text:anchor-type="paragraph" svg:width="10.927cm" svg:height="6.085cm" draw:z-index="19"><draw:image xlink:href="Pictures/100002010000019D000000E6F59D7A5E.png" xlink:type="simple" xlink:show="embed" xlink:actuate="onLoad"/></draw:frame></text:p>
      <text:p text:style-name="Standard"/>
      <text:p text:style-name="Standard"/>
      <text:p text:style-name="Standard"><draw:frame draw:style-name="fr4" draw:name="graphics21" text:anchor-type="paragraph" svg:width="6.218cm" svg:height="6.429cm" draw:z-index="20"><draw:image xlink:href="Pictures/10000201000000EB000000F3022BDE51.png" xlink:type="simple" xlink:show="embed" xlink:actuate="onLoad"/></draw:frame><text:soft-page-break/></text:p>
      <text:p text:style-name="Standard"/>
      <text:p text:style-name="Standard"><draw:frame draw:style-name="fr3" draw:name="graphics22" text:anchor-type="paragraph" svg:width="11.165cm" svg:height="7.223cm" draw:z-index="21"><draw:image xlink:href="Pictures/10000201000001A600000111C59869DA.png" xlink:type="simple" xlink:show="embed" xlink:actuate="onLoad"/></draw:frame></text:p>
      <text:p text:style-name="Standard"/>
      <text:p text:style-name="Standard"/>
      <text:p text:style-name="Standard"><draw:frame draw:style-name="fr3" draw:name="graphics23" text:anchor-type="paragraph" svg:width="13.522cm" svg:height="6.138cm" draw:z-index="22"><draw:image xlink:href="Pictures/10000201000001FF000000E889F47640.png" xlink:type="simple" xlink:show="embed" xlink:actuate="onLoad"/></draw:frame></text:p>
      <text:p text:style-name="Standard"/>
      <text:p text:style-name="Standard"/>
      <text:p text:style-name="Standard"><draw:frame draw:style-name="fr4" draw:name="graphics24" text:anchor-type="paragraph" svg:width="15.083cm" svg:height="5.953cm" draw:z-index="23"><draw:image xlink:href="Pictures/100002010000023A000000E1DC26E9B7.png" xlink:type="simple" xlink:show="embed" xlink:actuate="onLoad"/></draw:frame><text:soft-page-break/></text:p>
      <text:p text:style-name="Standard"/>
      <text:p text:style-name="Standard"/>
      <text:p text:style-name="Standard"><draw:frame draw:style-name="fr3" draw:name="graphics25" text:anchor-type="paragraph" svg:width="10.453cm" svg:height="7.17cm" draw:z-index="24"><draw:image xlink:href="Pictures/100002010000018B0000010FCDAFC9C8.png" xlink:type="simple" xlink:show="embed" xlink:actuate="onLoad"/></draw:frame></text:p>
      <text:p text:style-name="Standard"/>
      <text:p text:style-name="Standard"/>
      <text:p text:style-name="Standard"><draw:frame draw:style-name="fr3" draw:name="graphics26" text:anchor-type="paragraph" svg:width="9.236cm" svg:height="6.588cm" draw:z-index="25"><draw:image xlink:href="Pictures/100002010000015D000000F943ED5B18.png" xlink:type="simple" xlink:show="embed" xlink:actuate="onLoad"/></draw:frame></text:p>
      <text:p text:style-name="Standard"/>
      <text:p text:style-name="Standard"/>
      <text:p text:style-name="Standard"><draw:frame draw:style-name="fr4" draw:name="graphics27" text:anchor-type="paragraph" svg:width="12.067cm" svg:height="5.741cm" draw:z-index="26"><draw:image xlink:href="Pictures/10000201000001C8000000D996D2B60B.png" xlink:type="simple" xlink:show="embed" xlink:actuate="onLoad"/></draw:frame><text:soft-page-break/></text:p>
      <text:p text:style-name="Standard"/>
      <text:p text:style-name="Standard"/>
      <text:p text:style-name="Standard"><draw:frame draw:style-name="fr3" draw:name="graphics28" text:anchor-type="paragraph" svg:width="5.689cm" svg:height="6.747cm" draw:z-index="27"><draw:image xlink:href="Pictures/10000201000000D7000000FF460E6CF0.png" xlink:type="simple" xlink:show="embed" xlink:actuate="onLoad"/></draw:frame></text:p>
      <text:p text:style-name="Standard"/>
      <text:p text:style-name="Standard"><draw:frame draw:style-name="fr3" draw:name="graphics29" text:anchor-type="paragraph" svg:width="10.821cm" svg:height="5.953cm" draw:z-index="28"><draw:image xlink:href="Pictures/1000020100000199000000E1938ACCDB.png" xlink:type="simple" xlink:show="embed" xlink:actuate="onLoad"/></draw:frame></text:p>
      <text:p text:style-name="Standard"/>
      <text:p text:style-name="Standard"><draw:frame draw:style-name="fr3" draw:name="graphics30" text:anchor-type="paragraph" svg:width="9.818cm" svg:height="2.619cm" draw:z-index="29"><draw:image xlink:href="Pictures/100002010000017300000063FF65FD37.png" xlink:type="simple" xlink:show="embed" xlink:actuate="onLoad"/></draw:frame></text:p>
      <text:p text:style-name="Standard"><draw:frame draw:style-name="fr3" draw:name="graphics31" text:anchor-type="paragraph" svg:width="8.892cm" svg:height="2.672cm" draw:z-index="30"><draw:image xlink:href="Pictures/10000201000001500000006550E691DE.png" xlink:type="simple" xlink:show="embed" xlink:actuate="onLoad"/></draw:frame><text:soft-page-break/></text:p>
      <text:p text:style-name="Standard"/>
      <text:p text:style-name="Standard"><draw:frame draw:style-name="fr3" draw:name="graphics32" text:anchor-type="paragraph" svg:width="10.85cm" svg:height="11.061cm" draw:z-index="31"><draw:image xlink:href="Pictures/100002010000019A000001A2B54674A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Roboto Variable" svg:font-family="'Roboto Variable', Roboto, 'Helvetica Neue', Helvetica, sans-serif"/>
    <style:font-face style:name="inherit" svg:font-family="inherit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 </meta:initial-creator>
    <meta:creation-date>2026-04-30T22:17:46.77</meta:creation-date>
    <dc:date>2026-04-30T22:33:05.34</dc:date>
    <dc:creator>p </dc:creator>
    <meta:editing-duration>PT15M18S</meta:editing-duration>
    <meta:editing-cycles>2</meta:editing-cycles>
    <meta:generator>OpenOffice/4.1.11$Win32 OpenOffice.org_project/4111m1$Build-9808</meta:generator>
    <meta:document-statistic meta:table-count="0" meta:image-count="32" meta:object-count="0" meta:page-count="12" meta:paragraph-count="0" meta:word-count="0" meta:character-count="0"/>
  </office:meta>
</office:document-meta>
</file>